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_20__28_var_29_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polyline draw:style-name="gr1" draw:text-style-name="P1" draw:layer="layout" svg:width="6.747cm" svg:height="9.029cm" draw:transform="rotate (-0.999375529691953) translate (11.3955677874568cm -0.583759427726687cm)" svg:viewBox="0 0 6748 9030" draw:points="0,9030 1664,9030 4993,5702 6748,1124 5925,0">
          <text:p/>
        </draw:polyline>
        <draw:line draw:style-name="gr1" draw:text-style-name="P1" draw:layer="layout" svg:x1="4.7cm" svg:y1="5.7cm" svg:x2="0.3cm" svg:y2="6.3cm">
          <text:p/>
        </draw:line>
        <draw:line draw:style-name="gr1" draw:text-style-name="P1" draw:layer="layout" svg:x1="9.3cm" svg:y1="6.7cm" svg:x2="9.4cm" svg:y2="10.5cm">
          <text:p/>
        </draw:line>
        <draw:line draw:style-name="gr1" draw:text-style-name="P1" draw:layer="layout" svg:x1="14.1cm" svg:y1="5.7cm" svg:x2="18.5cm" svg:y2="5.8cm">
          <text:p/>
        </draw:line>
        <draw:line draw:style-name="gr1" draw:text-style-name="P1" draw:layer="layout" svg:x1="3.8cm" svg:y1="4.3cm" svg:x2="0.4cm" svg:y2="4.4cm">
          <text:p/>
        </draw:line>
        <draw:line draw:style-name="gr1" draw:text-style-name="P1" draw:layer="layout" svg:x1="14.6cm" svg:y1="4.4cm" svg:x2="19.5cm" svg:y2="4.2cm">
          <text:p/>
        </draw:line>
        <draw:polyline draw:style-name="gr1" draw:text-style-name="P1" draw:layer="layout" svg:width="2.099cm" svg:height="11.399cm" draw:transform="rotate (1.5707963267949) translate (3.8cm 4.5cm)" svg:viewBox="0 0 2100 11400" draw:points="200,0 800,0 800,300 1100,1200 700,1500 900,1900 1300,2000 1400,2700 800,3700 800,4500 1200,4900 1500,5400 1400,6100 1000,6600 1000,7200 1300,7800 1400,8200 1000,8600 800,9100 1800,9300 2100,9300 2000,10100 1500,10300 1000,9900 800,10200 800,10500 900,11100 700,11400 500,11300 400,11000 200,10900 0,10800">
          <text:p/>
        </draw:polyline>
        <draw:frame draw:style-name="gr2" draw:layer="layout" svg:width="0.6cm" svg:height="0.962cm" svg:x="6.2cm" svg:y="3.6cm">
          <draw:text-box>
            <text:p>f</text:p>
          </draw:text-box>
        </draw:frame>
        <draw:frame draw:style-name="gr3" draw:layer="layout" svg:width="1.006cm" svg:height="1.171cm" svg:x="1.294cm" svg:y="4.629cm">
          <draw:text-box>
            <text:p>f<text:span text:style-name="T1">-2</text:span></text:p>
          </draw:text-box>
        </draw:frame>
        <draw:frame draw:style-name="gr3" draw:layer="controls" svg:width="1.006cm" svg:height="1.171cm" svg:x="6.8cm" svg:y="7.4cm">
          <draw:text-box>
            <text:p>f<text:span text:style-name="T1">-1</text:span></text:p>
          </draw:text-box>
        </draw:frame>
        <draw:frame draw:style-name="gr3" draw:layer="controls" svg:width="1.099cm" svg:height="1.171cm" svg:x="11.294cm" svg:y="7.529cm">
          <draw:text-box>
            <text:p>f<text:span text:style-name="T1">+1</text:span></text:p>
          </draw:text-box>
        </draw:frame>
        <draw:frame draw:style-name="gr3" draw:layer="controls" svg:width="1.099cm" svg:height="1.171cm" svg:x="16.001cm" svg:y="4.4cm">
          <draw:text-box>
            <text:p>f<text:span text:style-name="T1">+2</text:span></text:p>
          </draw:text-box>
        </draw:frame>
        <draw:frame draw:style-name="gr3" draw:layer="controls" svg:width="1.005cm" svg:height="1.171cm" svg:x="9.4cm" svg:y="6.629cm">
          <draw:text-box>
            <text:p>A<text:span text:style-name="T1">i</text:span></text:p>
          </draw:text-box>
        </draw:frame>
        <draw:frame draw:style-name="gr3" draw:layer="controls" svg:width="1.331cm" svg:height="1.171cm" svg:x="3.869cm" svg:y="5.829cm">
          <draw:text-box>
            <text:p>A<text:span text:style-name="T1">i-1</text:span></text:p>
          </draw:text-box>
        </draw:frame>
        <draw:frame draw:style-name="gr3" draw:layer="controls" svg:width="1.425cm" svg:height="1.171cm" svg:x="13.6cm" svg:y="5.871cm">
          <draw:text-box>
            <text:p>A<text:span text:style-name="T1">i+1</text:span></text:p>
          </draw:text-box>
        </draw:frame>
        <draw:line draw:style-name="gr4" draw:text-style-name="P1" draw:layer="controls" svg:x1="9.3cm" svg:y1="6.7cm" svg:x2="9.2cm" svg:y2="4.1cm">
          <text:p/>
        </draw:line>
        <draw:line draw:style-name="gr4" draw:text-style-name="P1" draw:layer="controls" svg:x1="4.7cm" svg:y1="5.7cm" svg:x2="9.3cm" svg:y2="5.1cm">
          <text:p/>
        </draw:line>
        <draw:line draw:style-name="gr4" draw:text-style-name="P1" draw:layer="controls" svg:x1="14.1cm" svg:y1="5.7cm" svg:x2="9.3cm" svg:y2="5.7cm">
          <text:p/>
        </draw:line>
        <draw:frame draw:style-name="gr3" draw:layer="controls" svg:width="1.023cm" svg:height="1.171cm" svg:x="8.301cm" svg:y="4.13cm">
          <draw:text-box>
            <text:p>v<text:span text:style-name="T1">1</text:span></text:p>
          </draw:text-box>
        </draw:frame>
        <draw:frame draw:style-name="gr3" draw:layer="controls" svg:width="1.023cm" svg:height="1.171cm" svg:x="9.402cm" svg:y="5.031cm">
          <draw:text-box>
            <text:p>v<text:span text:style-name="T1">2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0:33:26</meta:creation-date>
    <dc:date>2012-03-26T12:59:35</dc:date>
    <meta:editing-duration>PT1H9M27S</meta:editing-duration>
    <meta:editing-cycles>1</meta:editing-cycles>
    <meta:document-statistic meta:object-count="20"/>
    <meta:generator>LibreOffice/3.4$Linux LibreOffice_project/340m1$Build-402</meta:generator>
  </office:meta>
</office:document-meta>
</file>